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605cm" svg:height="11.165cm" svg:x="5.699cm" svg:y="1.34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8.605cm" svg:height="11.165cm" svg:x="5.699cm" svg:y="1.34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5T11:58:21.149359851</meta:creation-date>
    <dc:date>2016-04-05T12:12:14.002716361</dc:date>
    <meta:editing-duration>PT6M37S</meta:editing-duration>
    <meta:editing-cycles>2</meta:editing-cycles>
    <meta:generator>LibreOffice/5.0.5.2$Linux_X86_64 LibreOffice_project/00m0$Build-2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06cm" svg:height="11.166cm" xlink:href="." xlink:type="simple" chart:class="chart:line" chart:style-name="ch1">
        <chart:title svg:x="4.55cm" svg:y="0.358cm" chart:style-name="ch2">
          <text:p>Graph of Amount of Data Lost against Distance</text:p>
        </chart:title>
        <chart:legend chart:legend-position="end" svg:x="14.722cm" svg:y="5.244cm" style:legend-expansion="high" chart:style-name="ch3"/>
        <chart:plot-area chart:style-name="ch4" chart:data-source-has-labels="both" svg:x="1.463cm" svg:y="1.52cm" svg:width="12.887cm" svg:height="8.362cm">
          <chartooo:coordinate-region svg:x="2.19cm" svg:y="1.759cm" svg:width="11.88cm" svg:height="7.397cm"/>
          <chart:axis chart:dimension="x" chart:name="primary-x" chart:style-name="ch5" chartooo:axis-type="auto">
            <chartooo:date-scale/>
            <chart:title svg:x="6.579cm" svg:y="10.105cm" chart:style-name="ch6">
              <text:p>Distance (Metres)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7.756cm" chart:style-name="ch7">
              <text:p>Amount of Data Lost (Bytes)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lost (bytes)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06cm" svg:height="11.166cm" xlink:href="." xlink:type="simple" chart:class="chart:line" chart:style-name="ch1">
        <chart:title svg:x="4.523cm" svg:y="0.358cm" chart:style-name="ch2">
          <text:p>Graph of Amount of Data Lost Against Distance</text:p>
        </chart:title>
        <chart:legend chart:legend-position="end" svg:x="14.563cm" svg:y="5.244cm" style:legend-expansion="high" chart:style-name="ch3"/>
        <chart:plot-area chart:style-name="ch4" chart:data-source-has-labels="both" svg:x="1.463cm" svg:y="1.52cm" svg:width="12.728cm" svg:height="8.362cm">
          <chartooo:coordinate-region svg:x="2.19cm" svg:y="1.759cm" svg:width="11.722cm" svg:height="7.397cm"/>
          <chart:axis chart:dimension="x" chart:name="primary-x" chart:style-name="ch5" chartooo:axis-type="auto">
            <chartooo:date-scale/>
            <chart:title svg:x="6.5cm" svg:y="10.105cm" chart:style-name="ch6">
              <text:p>Distance (Metres)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7.756cm" chart:style-name="ch7">
              <text:p>Amount of Data Lost (Bytes)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Lost (Bytes)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